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7.68mm"/>
    </style:style>
    <style:style style:name="co2" style:family="table-column">
      <style:table-column-properties fo:break-before="auto" style:column-width="109.18mm"/>
    </style:style>
    <style:style style:name="co3" style:family="table-column">
      <style:table-column-properties fo:break-before="auto" style:column-width="24.04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6.95mm" fo:break-before="auto" style:use-optimal-row-height="true"/>
    </style:style>
    <style:style style:name="ro2" style:family="table-row">
      <style:table-row-properties style:row-height="5.5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ffcc" style:text-align-source="fix" style:repeat-content="false" style:vertical-align="middl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99cc99"/>
      <style:text-properties style:font-name="Calibri"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ext-properties style:font-name="Calibri"/>
    </style:style>
    <style:style style:name="ce4" style:family="table-cell" style:parent-style-name="Default">
      <style:table-cell-properties fo:background-color="#ccffcc"/>
      <style:text-properties style:font-name="Calibri" fo:font-size="16pt" fo:font-weight="bold" style:font-size-asian="16pt" style:font-weight-asian="bold" style:font-size-complex="16pt" style:font-weight-complex="bold"/>
    </style:style>
    <style:style style:name="ce5" style:family="table-cell" style:parent-style-name="Default">
      <style:table-cell-properties fo:background-color="#ccffcc" style:text-align-source="fix" style:repeat-content="false"/>
      <style:paragraph-properties fo:text-align="start" fo:margin-left="0mm"/>
      <style:text-properties style:font-name="Calibri" fo:font-size="16pt" fo:font-weight="bold" style:font-size-asian="16pt" style:font-weight-asian="bold" style:font-size-complex="16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6" style:family="table-cell" style:parent-style-name="Default">
      <style:table-cell-properties fo:background-color="#99cc99" style:text-align-source="fix" style:repeat-content="false"/>
      <style:paragraph-properties fo:text-align="start" fo:margin-left="0mm"/>
      <style:text-properties style:font-name="Calibri" fo:font-size="12pt" fo:font-weight="bold" style:font-size-asian="12pt" style:font-weight-asian="bold" style:font-size-complex="12pt" style:font-weight-complex="bold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Calibri"/>
      <style:map style:condition="cell-content()=&quot;Yes&quot;" style:apply-style-name="Untitled1" style:base-cell-address="'Fallout 3 GOTY mods'.C1"/>
      <style:map style:condition="cell-content()=&quot;No&quot;" style:apply-style-name="Untitled2" style:base-cell-address="'Fallout 3 GOTY mods'.C1"/>
    </style:style>
  </office:automatic-styles>
  <office:body>
    <office:spreadsheet>
      <table:calculation-settings table:automatic-find-labels="false"/>
      <table:table table:name="Fallout 3 GOTY mod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7"/>
        <table:table-column table:style-name="co4" table:number-columns-repeated="1021" table:default-cell-style-name="ce3"/>
        <table:table-row table:style-name="ro1">
          <table:table-cell table:style-name="ce1" office:value-type="string" calcext:value-type="string" table:number-columns-spanned="3" table:number-rows-spanned="1">
            <text:p>Modding… Modding never changes</text:p>
          </table:table-cell>
          <table:covered-table-cell table:style-name="ce4"/>
          <table:covered-table-cell table:style-name="ce5"/>
          <table:table-cell table:style-name="ce4" table:number-columns-repeated="1021"/>
        </table:table-row>
        <table:table-row table:style-name="ro2">
          <table:table-cell table:style-name="ce2" office:value-type="string" calcext:value-type="string">
            <text:p>Mod</text:p>
          </table:table-cell>
          <table:table-cell table:style-name="ce2" office:value-type="string" calcext:value-type="string">
            <text:p>URL</text:p>
          </table:table-cell>
          <table:table-cell table:style-name="ce6" office:value-type="string" calcext:value-type="string">
            <text:p>Installed?</text:p>
          </table:table-cell>
          <table:table-cell table:style-name="ce2" table:number-columns-repeated="1021"/>
        </table:table-row>
        <table:table-row table:style-name="ro3">
          <table:table-cell office:value-type="string" calcext:value-type="string">
            <text:p>Adjustable HUD</text:p>
          </table:table-cell>
          <table:table-cell office:value-type="string" calcext:value-type="string">
            <text:p><text:a xlink:href="http://fallout3.nexusmods.com/mods/15886" xlink:type="simple">http://fallout3.nexusmods.com/mods/15886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Range Finder</text:p>
          </table:table-cell>
          <table:table-cell office:value-type="string" calcext:value-type="string">
            <text:p><text:a xlink:href="http://www.nexusmods.com/fallout3/mods/15744/?" xlink:type="simple">http://www.nexusmods.com/fallout3/mods/1574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Stealth Armor</text:p>
          </table:table-cell>
          <table:table-cell office:value-type="string" calcext:value-type="string">
            <text:p><text:a xlink:href="http://www.nexusmods.com/fallout3/mods/2654/?" xlink:type="simple">http://www.nexusmods.com/fallout3/mods/2654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</text:p>
          </table:table-cell>
          <table:table-cell office:value-type="string" calcext:value-type="string">
            <text:p><text:a xlink:href="http://www.nexusmods.com/fallout3/mods/15653/?" xlink:type="simple">http://www.nexusmods.com/fallout3/mods/1565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hermal Nightvision Patcher</text:p>
          </table:table-cell>
          <table:table-cell office:value-type="string" calcext:value-type="string">
            <text:p><text:a xlink:href="http://www.nexusmods.com/fallout3/mods/20806/?" xlink:type="simple">http://www.nexusmods.com/fallout3/mods/2080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dvanced Recon Trap Detection</text:p>
          </table:table-cell>
          <table:table-cell office:value-type="string" calcext:value-type="string">
            <text:p><text:a xlink:href="http://www.nexusmods.com/fallout3/mods/15641/?" xlink:type="simple">http://www.nexusmods.com/fallout3/mods/1564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lton IL</text:p>
          </table:table-cell>
          <table:table-cell office:value-type="string" calcext:value-type="string">
            <text:p><text:a xlink:href="http://www.nexusmods.com/fallout3/mods/16949/?" xlink:type="simple">http://www.nexusmods.com/fallout3/mods/1694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Arefu Expanded</text:p>
          </table:table-cell>
          <table:table-cell office:value-type="string" calcext:value-type="string">
            <text:p><text:a xlink:href="http://www.nexusmods.com/fallout3/mods/8976/?" xlink:type="simple">http://www.nexusmods.com/fallout3/mods/897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Better High Detail Map and Icons</text:p>
          </table:table-cell>
          <table:table-cell office:value-type="string" calcext:value-type="string">
            <text:p><text:a xlink:href="http://www.nexusmods.com/fallout3/mods/16898/?" xlink:type="simple">http://www.nexusmods.com/fallout3/mods/16898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Community Ammunition Library</text:p>
          </table:table-cell>
          <table:table-cell office:value-type="string" calcext:value-type="string">
            <text:p><text:a xlink:href="http://www.nexusmods.com/fallout3/mods/3447/?" xlink:type="simple">http://www.nexusmods.com/fallout3/mods/34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ified UI</text:p>
          </table:table-cell>
          <table:table-cell office:value-type="string" calcext:value-type="string">
            <text:p><text:a xlink:href="http://forums.bethsoft.com/topic/1085562-wipzbeta-darnified-ui-f3/" xlink:type="simple">http://forums.bethsoft.com/topic/1085562-wipzbeta-darnified-ui-f3/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arnUI compatibility patch for FWE</text:p>
          </table:table-cell>
          <table:table-cell office:value-type="string" calcext:value-type="string">
            <text:p><text:a xlink:href="http://fallout3.nexusmods.com/mods/2761" xlink:type="simple">http://fallout3.nexusmods.com/mods/276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Dynavision</text:p>
          </table:table-cell>
          <table:table-cell office:value-type="string" calcext:value-type="string">
            <text:p><text:a xlink:href="http://fallout3.nexusmods.com/mods/17876/" xlink:type="simple">http://fallout3.nexusmods.com/mods/17876/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ergy Visuals Enhanced</text:p>
          </table:table-cell>
          <table:table-cell office:value-type="string" calcext:value-type="string">
            <text:p><text:a xlink:href="http://fallout3.nexusmods.com/mods/8340" xlink:type="simple">http://fallout3.nexusmods.com/mods/834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Enhanced Night Sky</text:p>
          </table:table-cell>
          <table:table-cell office:value-type="string" calcext:value-type="string">
            <text:p><text:a xlink:href="http://www.nexusmods.com/fallout3/mods/442/?" xlink:type="simple">http://www.nexusmods.com/fallout3/mods/442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ke Fullscreen Mode Windowed - Alt Tab Fix</text:p>
          </table:table-cell>
          <table:table-cell office:value-type="string" calcext:value-type="string">
            <text:p><text:a xlink:href="http://www.nexusmods.com/fallout3/mods/16001/?" xlink:type="simple">http://www.nexusmods.com/fallout3/mods/1600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- HD Audio Overhaul – v1.21</text:p>
          </table:table-cell>
          <table:table-cell office:value-type="string" calcext:value-type="string">
            <text:p><text:a xlink:href="http://www.nexusmods.com/fallout3/mods/13055/?" xlink:type="simple">http://www.nexusmods.com/fallout3/mods/13055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-animated</text:p>
          </table:table-cell>
          <table:table-cell office:value-type="string" calcext:value-type="string">
            <text:p><text:a xlink:href="http://fallout3.nexusmods.com/mods/7670" xlink:type="simple">http://fallout3.nexusmods.com/mods/7670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redesigned</text:p>
          </table:table-cell>
          <table:table-cell office:value-type="string" calcext:value-type="string">
            <text:p><text:a xlink:href="http://fallout3.nexusmods.com/mods/6341" xlink:type="simple">http://fallout3.nexusmods.com/mods/6341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3 Wanderers Edition</text:p>
          </table:table-cell>
          <table:table-cell office:value-type="string" calcext:value-type="string">
            <text:p><text:a xlink:href="http://www.nexusmods.com/fallout3/mods/2761/?" xlink:type="simple">http://www.nexusmods.com/fallout3/mods/2761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reet Lights</text:p>
          </table:table-cell>
          <table:table-cell office:value-type="string" calcext:value-type="string">
            <text:p><text:a xlink:href="http://www.nexusmods.com/fallout3/mods/8069/?" xlink:type="simple">http://www.nexusmods.com/fallout3/mods/806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allout Stutter Remover</text:p>
          </table:table-cell>
          <table:table-cell office:value-type="string" calcext:value-type="string">
            <text:p><text:a xlink:href="http://www.nexusmods.com/fallout3/mods/8886/?" xlink:type="simple">http://www.nexusmods.com/fallout3/mods/8886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Flora overhaul</text:p>
          </table:table-cell>
          <table:table-cell office:value-type="string" calcext:value-type="string">
            <text:p><text:a xlink:href="http://www.nexusmods.com/fallout3/mods/19864/?" xlink:type="simple">http://www.nexusmods.com/fallout3/mods/19864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Immersive HUD</text:p>
          </table:table-cell>
          <table:table-cell office:value-type="string" calcext:value-type="string">
            <text:p><text:a xlink:href="http://fallout3.nexusmods.com/mods/15790" xlink:type="simple">http://fallout3.nexusmods.com/mods/15790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krzymar HI-RES Moon</text:p>
          </table:table-cell>
          <table:table-cell office:value-type="string" calcext:value-type="string">
            <text:p><text:a xlink:href="http://www.nexusmods.com/fallout3/mods/538/?" xlink:type="simple">http://www.nexusmods.com/fallout3/mods/53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arge Address Aware Enabler for Fallout 3</text:p>
          </table:table-cell>
          <table:table-cell office:value-type="string" calcext:value-type="string">
            <text:p><text:a xlink:href="http://www.nexusmods.com/fallout3/mods/6510/?" xlink:type="simple">http://www.nexusmods.com/fallout3/mods/6510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Lost in Light</text:p>
          </table:table-cell>
          <table:table-cell office:value-type="string" calcext:value-type="string">
            <text:p><text:a xlink:href="http://www.nexusmods.com/fallout3/mods/19163/?" xlink:type="simple">http://www.nexusmods.com/fallout3/mods/19163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arts Mutant Mod</text:p>
          </table:table-cell>
          <table:table-cell office:value-type="string" calcext:value-type="string">
            <text:p><text:a xlink:href="http://fallout3.nexusmods.com/mods/3211" xlink:type="simple">http://fallout3.nexusmods.com/mods/3211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Mothership Zeta Crew</text:p>
          </table:table-cell>
          <table:table-cell office:value-type="string" calcext:value-type="string">
            <text:p><text:a xlink:href="http://www.nexusmods.com/fallout3/mods/8747/?" xlink:type="simple">http://www.nexusmods.com/fallout3/mods/8747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NMCS Texture Pack</text:p>
          </table:table-cell>
          <table:table-cell office:value-type="string" calcext:value-type="string">
            <text:p><text:a xlink:href="http://www.nexusmods.com/fallout3/mods/12056/?" xlink:type="simple">http://www.nexusmods.com/fallout3/mods/1205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ersonal Achievements Log</text:p>
          </table:table-cell>
          <table:table-cell office:value-type="string" calcext:value-type="string">
            <text:p><text:a xlink:href="http://www.nexusmods.com/fallout3/mods/11326/?" xlink:type="simple">http://www.nexusmods.com/fallout3/mods/11326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ipBoy 3000 HD Retexture</text:p>
          </table:table-cell>
          <table:table-cell office:value-type="string" calcext:value-type="string">
            <text:p><text:a xlink:href="http://www.nexusmods.com/fallout3/mods/20373/?" xlink:type="simple">http://www.nexusmods.com/fallout3/mods/20373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roject Reality</text:p>
          </table:table-cell>
          <table:table-cell office:value-type="string" calcext:value-type="string">
            <text:p><text:a xlink:href="http://www.nexusmods.com/fallout3/mods/17418/?" xlink:type="simple">http://www.nexusmods.com/fallout3/mods/1741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Pure Water</text:p>
          </table:table-cell>
          <table:table-cell office:value-type="string" calcext:value-type="string">
            <text:p><text:a xlink:href="http://www.nexusmods.com/fallout3/mods/2599/?" xlink:type="simple">http://www.nexusmods.com/fallout3/mods/2599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RH Ironsights</text:p>
          </table:table-cell>
          <table:table-cell office:value-type="string" calcext:value-type="string">
            <text:p><text:a xlink:href="http://fallout3.nexusmods.com/mods/6938" xlink:type="simple">http://fallout3.nexusmods.com/mods/693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eraphTCs Personal Achievements Log FIX</text:p>
          </table:table-cell>
          <table:table-cell office:value-type="string" calcext:value-type="string">
            <text:p><text:a xlink:href="http://www.nexusmods.com/fallout3/mods/18678/?" xlink:type="simple">http://www.nexusmods.com/fallout3/mods/18678/?</text:a></text:p>
          </table:table-cell>
          <table:table-cell office:value-type="string" calcext:value-type="string">
            <text:p>No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SmoothLight - Pip-Boy Light Enhancer</text:p>
          </table:table-cell>
          <table:table-cell office:value-type="string" calcext:value-type="string">
            <text:p><text:a xlink:href="http://www.nexusmods.com/fallout3/mods/18389/?" xlink:type="simple">http://www.nexusmods.com/fallout3/mods/18389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nofficial Fallout 3 Patch</text:p>
          </table:table-cell>
          <table:table-cell office:value-type="string" calcext:value-type="string">
            <text:p><text:a xlink:href="http://www.nexusmods.com/fallout3/mods/19122/?" xlink:type="simple">http://www.nexusmods.com/fallout3/mods/19122/?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User Interface Organizer</text:p>
          </table:table-cell>
          <table:table-cell office:value-type="string" calcext:value-type="string">
            <text:p><text:a xlink:href="http://www.nexusmods.com/fallout3/mods/20867" xlink:type="simple">http://www.nexusmods.com/fallout3/mods/20867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>
          <table:table-cell office:value-type="string" calcext:value-type="string">
            <text:p>Weapon Mod Kits</text:p>
          </table:table-cell>
          <table:table-cell office:value-type="string" calcext:value-type="string">
            <text:p><text:a xlink:href="http://fallout3.nexusmods.com/mods/3388" xlink:type="simple">http://fallout3.nexusmods.com/mods/3388</text:a></text:p>
          </table:table-cell>
          <table:table-cell office:value-type="string" calcext:value-type="string">
            <text:p>Yes</text:p>
          </table:table-cell>
          <table:table-cell table:number-columns-repeated="1021"/>
        </table:table-row>
        <table:table-row table:style-name="ro3" table:number-rows-repeated="1048533">
          <table:table-cell table:number-columns-repeated="1024"/>
        </table:table-row>
        <table:table-row table:style-name="ro3">
          <table:table-cell table:number-columns-repeated="1024"/>
        </table:table-row>
        <calcext:conditional-formats>
          <calcext:conditional-format calcext:target-range-address="'Fallout 3 GOTY mods'.C1:'Fallout 3 GOTY mods'.C1048576">
            <calcext:condition calcext:apply-style-name="Untitled1" calcext:value="=&quot;Yes&quot;" calcext:base-cell-address="'Fallout 3 GOTY mods'.C1"/>
            <calcext:condition calcext:apply-style-name="Untitled2" calcext:value="=&quot;No&quot;" calcext:base-cell-address="'Fallout 3 GOTY mods'.C1"/>
          </calcext:conditional-format>
          <calcext:conditional-format calcext:target-range-address="'Fallout 3 GOTY mods'.C1:'Fallout 3 GOTY mods'.C1048576">
            <calcext:condition calcext:apply-style-name="Untitled3" calcext:value="=&quot;Partial&quot;" calcext:base-cell-address="'Fallout 3 GOTY mods'.C1"/>
          </calcext:conditional-format>
        </calcext:conditional-formats>
      </table:table>
      <table:named-expressions/>
      <table:database-ranges>
        <table:database-range table:name="__Anonymous_Sheet_DB__0" table:target-range-address="'Fallout 3 GOTY mods'.A3:'Fallout 3 GOTY mods'.AMJ4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336633"/>
      <style:text-properties fo:color="#ffffff"/>
    </style:style>
    <style:style style:name="Untitled2" style:family="table-cell" style:parent-style-name="Default">
      <style:table-cell-properties fo:background-color="#cc0000"/>
      <style:text-properties fo:color="#ffffff"/>
    </style:style>
    <style:style style:name="Untitled3" style:family="table-cell" style:parent-style-name="Default">
      <style:table-cell-properties fo:background-color="#ffffcc"/>
    </style:style>
  </office:styles>
  <office:automatic-styles>
    <style:page-layout style:name="Mpm1">
      <style:page-layout-properties fo:page-width="297mm" fo:page-height="210.01mm" style:num-format="1" style:print-orientation="landscape" style:shadow="none" fo:background-color="transparent" style:table-centering="horizontal" style:writing-mode="lr-tb" style:print="grid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07">00/00/0000</text:date>, <text:time style:data-style-name="N2" text:time-value="15:45:24.43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10T23:15:10.580000000</meta:creation-date>
    <dc:date>2016-08-07T15:49:37.981000000</dc:date>
    <meta:editing-duration>P2DT4H21M59S</meta:editing-duration>
    <meta:editing-cycles>11</meta:editing-cycles>
    <meta:generator>LibreOffice/5.1.3.2$Windows_x86 LibreOffice_project/644e4637d1d8544fd9f56425bd6cec110e49301b</meta:generator>
    <meta:document-statistic meta:table-count="1" meta:cell-count="124" meta:object-count="0"/>
  </office:meta>
</office:document-meta>
</file>